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1-title">
      <style:graphic-properties fo:min-height="1.328cm"/>
      <style:paragraph-properties style:writing-mode="lr-tb"/>
    </style:style>
    <style:style style:name="pr2" style:family="presentation" style:parent-style-name="Blue_5f_Curve1-notes">
      <style:graphic-properties draw:fill-color="#ffffff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IF-ELIF-ELSE</text:p>
          </draw:text-box>
        </draw:frame>
        <draw:frame draw:style-name="gr1" draw:text-style-name="P2" draw:layer="layout" svg:width="26.7cm" svg:height="5.228cm" svg:x="0.3cm" svg:y="2.3cm">
          <draw:text-box>
            <text:p>If-Elif-Else is a class of statements that are known as conditional statements.</text:p>
            <text:p/>
            <text:p>They accept a conditional expression (which we can also call as only ‘condition’ or only ‘expression’), and process a piece of code based on that.</text:p>
            <text:p/>
            <text:p>A conditional statement evaluates to True or False.</text:p>
            <text:p>Note: In Python, 0 is considered as False and 1 is considered as True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IF-ELSE Statement in Code</text:p>
          </draw:text-box>
        </draw:frame>
        <draw:frame draw:style-name="gr3" draw:text-style-name="P4" draw:layer="layout" svg:width="23cm" svg:height="10.916cm" svg:x="0.5cm" svg:y="2.5cm">
          <draw:text-box>
            <text:p><text:span text:style-name="T1">Simple if-else program to check voter eligibility:</text:span></text:p>
            <text:p><text:span text:style-name="T1"/></text:p>
            <text:p><text:span text:style-name="T1">age = int(input("Enter your age: "))</text:span></text:p>
            <text:p><text:span text:style-name="T1"/></text:p>
            <text:p><text:span text:style-name="T1">if age &gt;= 18:</text:span></text:p>
            <text:p><text:span text:style-name="T1"><text:s text:c="4"/></text:span><text:span text:style-name="T1">print("Eligible to vote")</text:span></text:p>
            <text:p><text:span text:style-name="T1">else:</text:span></text:p>
            <text:p><text:span text:style-name="T1"><text:s text:c="4"/></text:span><text:span text:style-name="T1">print("Not eligible to vote")</text:span></text:p>
            <text:p><text:span text:style-name="T1"/></text:p>
            <text:p><text:span text:style-name="T1"># One more example </text:span></text:p>
            <text:p><text:span text:style-name="T1">a = 9</text:span></text:p>
            <text:p><text:span text:style-name="T1">b = 2</text:span></text:p>
            <text:p><text:span text:style-name="T1">if a &gt; b :</text:span></text:p>
            <text:p><text:span text:style-name="T1"><text:s text:c="4"/></text:span><text:span text:style-name="T1">print("a is greater than b")</text:span></text:p>
            <text:p><text:span text:style-name="T1">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 text:style-name="P5">ELIF Statement in Code (Part 1)</text:p>
          </draw:text-box>
        </draw:frame>
        <draw:frame draw:style-name="gr4" draw:text-style-name="P7" draw:layer="layout" svg:width="10cm" svg:height="8.69cm" svg:x="1cm" svg:y="3cm">
          <draw:text-box>
            <text:p text:style-name="P6"><text:span text:style-name="T2"># Elif stands for "else if"</text:span></text:p>
            <text:p text:style-name="P6"><text:span text:style-name="T3"/></text:p>
            <text:p><text:span text:style-name="T2">a = 33</text:span></text:p>
            <text:p><text:span text:style-name="T2">b = 32</text:span></text:p>
            <text:p><text:span text:style-name="T2">if b &gt; a:</text:span></text:p>
            <text:p><text:span text:style-name="T2"><text:s text:c="2"/></text:span><text:span text:style-name="T2">print("b is greater than a")</text:span></text:p>
            <text:p><text:span text:style-name="T2">elif a == b:</text:span></text:p>
            <text:p><text:span text:style-name="T2"><text:s text:c="2"/></text:span><text:span text:style-name="T2">print("a and b are equal")</text:span></text:p>
            <text:p><text:span text:style-name="T2">else:</text:span></text:p>
            <text:p><text:span text:style-name="T2"><text:s text:c="2"/></text:span><text:span text:style-name="T2">print(" b is less than a"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ELIF Statement in Code (Part 2)</text:p>
          </draw:text-box>
        </draw:frame>
        <draw:frame draw:style-name="gr5" draw:text-style-name="P4" draw:layer="layout" svg:width="16cm" svg:height="15.182cm" svg:x="0.3cm" svg:y="2.3cm">
          <draw:text-box>
            <text:p><text:span text:style-name="T4">day = input("Enter a week day's name: ")</text:span></text:p>
            <text:p><text:span text:style-name="T1"/></text:p>
            <text:p><text:span text:style-name="T4">if day == "Sunday":</text:span></text:p>
            <text:p><text:span text:style-name="T4"><text:s text:c="4"/></text:span><text:span text:style-name="T4">print(1)</text:span></text:p>
            <text:p><text:span text:style-name="T4">elif day == "Monday":</text:span></text:p>
            <text:p><text:span text:style-name="T4"><text:s text:c="4"/></text:span><text:span text:style-name="T4">print(2)</text:span></text:p>
            <text:p><text:span text:style-name="T4">elif day == "Tuesday":</text:span></text:p>
            <text:p><text:span text:style-name="T4"><text:s text:c="4"/></text:span><text:span text:style-name="T4">print(3)</text:span></text:p>
            <text:p><text:span text:style-name="T4">elif day == "Wednesday":</text:span></text:p>
            <text:p><text:span text:style-name="T4"><text:s text:c="4"/></text:span><text:span text:style-name="T4">print(4)</text:span></text:p>
            <text:p><text:span text:style-name="T4">elif day == "Thursday":</text:span></text:p>
            <text:p><text:span text:style-name="T4"><text:s text:c="4"/></text:span><text:span text:style-name="T4">print(5)</text:span></text:p>
            <text:p><text:span text:style-name="T4">elif day == "Friday":</text:span></text:p>
            <text:p><text:span text:style-name="T4"><text:s text:c="4"/></text:span><text:span text:style-name="T4">print(6)</text:span></text:p>
            <text:p><text:span text:style-name="T4">elif day == "Saturday":</text:span></text:p>
            <text:p><text:span text:style-name="T4"><text:s text:c="4"/></text:span><text:span text:style-name="T4">print(7)</text:span></text:p>
            <text:p><text:span text:style-name="T4">else:</text:span></text:p>
            <text:p><text:span text:style-name="T4"><text:s text:c="4"/></text:span><text:span text:style-name="T4">print("Enter a valid day like Sunday, Monday,..."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6" draw:text-style-name="P2" draw:layer="layout" svg:width="12.5cm" svg:height="8.072cm" svg:x="1cm" svg:y="2.5cm">
          <draw:text-box>
            <text:p>var = 0</text:p>
            <text:p>if var:</text:p>
            <text:p><text:s text:c="4"/>print("In If")</text:p>
            <text:p>else:</text:p>
            <text:p><text:s text:c="4"/>print("In Else")</text:p>
            <text:p/>
            <text:p>var = 1</text:p>
            <text:p>if var:</text:p>
            <text:p><text:s text:c="4"/>print("In If")</text:p>
            <text:p>else:</text:p>
            <text:p><text:s text:c="4"/>print("In Else"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Shorthand If-Else</text:p>
          </draw:text-box>
        </draw:frame>
        <draw:frame draw:style-name="gr7" draw:text-style-name="P2" draw:layer="layout" svg:width="25.5cm" svg:height="6.65cm" svg:x="1cm" svg:y="2.5cm">
          <draw:text-box>
            <text:p># Shorthand if else statment</text:p>
            <text:p># This technique is known as Ternary Operators, or Conditional Expressions</text:p>
            <text:p/>
            <text:p>a = 2</text:p>
            <text:p>b = 330</text:p>
            <text:p>print("A") if a &gt; b else print("B")</text:p>
            <text:p/>
            <text:p>Here four lines of code have been reduced to 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For Loop</text:p>
          </draw:text-box>
        </draw:frame>
        <draw:frame draw:style-name="gr8" draw:text-style-name="P2" draw:layer="layout" svg:width="26.5cm" svg:height="12.5cm" svg:x="0.3cm" svg:y="2.2cm">
          <draw:text-box>
            <text:p><text:span text:style-name="T3">Purpose of For loop is pure iteration.</text:span></text:p>
            <text:p/>
            <text:p><text:span text:style-name="T3">For example: if we want to print first 10 natural numbers then we would simply iterate over those numbers using the range() built-in.</text:span><text:span text:style-name="T3"><text:line-break/></text:span><text:span text:style-name="T3"/></text:p>
            <text:p><text:span text:style-name="T3">Code:</text:span></text:p>
            <text:p><text:span text:style-name="T3">#1</text:span></text:p>
            <text:p/>
            <text:p><text:span text:style-name="T5">for i in range(1, 11):</text:span></text:p>
            <text:p><text:span text:style-name="T5"><text:s text:c="4"/></text:span><text:span text:style-name="T5">print(i)</text:span></text:p>
            <text:p/>
            <text:p><text:span text:style-name="T3">#2</text:span></text:p>
            <text:p><text:span text:style-name="T5">l = ['Ashish', 'Lijiya', 'Bala'] </text:span></text:p>
            <text:p><text:span text:style-name="T5">for i in l:</text:span></text:p>
            <text:p><text:span text:style-name="T5"><text:s text:c="4"/></text:span><text:span text:style-name="T5">print(i)</text:span></text:p>
            <text:p/>
            <text:p><text:span text:style-name="T3">Ashish</text:span></text:p>
            <text:p><text:span text:style-name="T3">Lijiya</text:span></text:p>
            <text:p><text:span text:style-name="T3">Bal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placeholder="true">
          <draw:text-box/>
        </draw:frame>
        <draw:frame draw:style-name="gr7" draw:text-style-name="P2" draw:layer="layout" svg:width="25cm" svg:height="6.65cm" svg:x="0.5cm" svg:y="2.5cm">
          <draw:text-box>
            <text:p>Q2: Python program to print all the even numbers within the given range.</text:p>
            <text:p/>
            <text:p/>
            <text:p>x = int(input("input range: "))</text:p>
            <text:p>for i in range(1, x):</text:p>
            <text:p><text:s text:c="4"/>if i % 2 == 0:</text:p>
            <text:p><text:s text:c="8"/>print(i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 presentation:use-date-time-name="dtd1">
        <office:forms form:automatic-focus="false" form:apply-design-mode="false"/>
        <draw:frame draw:style-name="gr9" draw:text-style-name="P2" draw:layer="layout" svg:width="27cm" svg:height="11.627cm" svg:x="0.2cm" svg:y="2.2cm">
          <draw:text-box>
            <text:p>Q3: Write a program to read 10 numbers from the keyboard and find their sum and average.</text:p>
            <text:p/>
            <text:p text:style-name="P6">#Write a program to read 10 numbers from the keyboard and find their sum and average.</text:p>
            <text:p text:style-name="P6"/>
            <text:p text:style-name="P6">l = []</text:p>
            <text:p text:style-name="P6">for i in range(10):</text:p>
            <text:p text:style-name="P6"><text:s text:c="4"/>l.append(int(input("Enter the number: ")))</text:p>
            <text:p text:style-name="P6"/>
            <text:p text:style-name="P6">s = sum(l)</text:p>
            <text:p text:style-name="P6">print(s)</text:p>
            <text:p text:style-name="P6"/>
            <text:p text:style-name="P6">avg = sum(l) / len(l)</text:p>
            <text:p text:style-name="P6">print(avg)</text:p>
          </draw:text-box>
        </draw:frame>
        <draw:frame draw:style-name="gr10" draw:text-style-name="P2" draw:layer="layout" svg:width="14.5cm" svg:height="1.673cm" svg:x="0.5cm" svg:y="0.327cm">
          <draw:text-box>
            <text:p>Sum() and Average() : Way 1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 presentation:use-date-time-name="dtd1">
        <office:forms form:automatic-focus="false" form:apply-design-mode="false"/>
        <draw:frame draw:style-name="gr9" draw:text-style-name="P2" draw:layer="layout" svg:width="27cm" svg:height="11.627cm" svg:x="0.5cm" svg:y="2.5cm">
          <draw:text-box>
            <text:p>Q3: Write a program to read 10 numbers from the keyboard and find their sum and average.</text:p>
            <text:p/>
            <text:p/>
            <text:p/>
          </draw:text-box>
        </draw:frame>
        <draw:frame draw:style-name="gr10" draw:text-style-name="P2" draw:layer="layout" svg:width="19cm" svg:height="1.673cm" svg:x="0.5cm" svg:y="0.5cm">
          <draw:text-box>
            <text:p>Sum() and Average() : Way 2 (Using statistics module)</text:p>
          </draw:text-box>
        </draw:frame>
        <draw:frame draw:style-name="gr11" draw:text-style-name="P9" draw:layer="layout" svg:width="25.436cm" svg:height="8.782cm" svg:x="0.5cm" svg:y="4.5cm">
          <draw:text-box>
            <text:p>import statistics</text:p>
            <text:p>#Write a program to read 10 numbers from the keyboard and find their sum and average.</text:p>
            <text:p/>
            <text:p>l = []</text:p>
            <text:p>for i in range(10):</text:p>
            <text:p><text:s text:c="4"/>l.append(int(input("Enter the number: ")))</text:p>
            <text:p/>
            <text:p>s = sum(l)</text:p>
            <text:p>print(s)</text:p>
            <text:p>m = statistics.mean(l)</text:p>
            <text:p>print(m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While Loop</text:p>
          </draw:text-box>
        </draw:frame>
        <draw:frame draw:style-name="gr12" draw:text-style-name="P10" draw:layer="layout" svg:width="17.3cm" svg:height="13.571cm" svg:x="0.2cm" svg:y="2.207cm">
          <draw:text-box>
            <text:p text:style-name="P6"><text:span text:style-name="T4">While loop is an entry controlled loop.</text:span></text:p>
            <text:p text:style-name="P6"><text:span text:style-name="T4"/></text:p>
            <text:p><text:span text:style-name="T4">First thing we need is a variable to control our while loop.</text:span></text:p>
            <text:p><text:span text:style-name="T4"/></text:p>
            <text:p><text:span text:style-name="T4">Second thing a while loop requires is a condition (or conditional expression).</text:span></text:p>
            <text:p><text:span text:style-name="T4"/></text:p>
            <text:p><text:span text:style-name="T4">if True:</text:span></text:p>
            <text:p><text:span text:style-name="T4"><text:s text:c="4"/></text:span><text:span text:style-name="T4">pass </text:span></text:p>
            <text:p><text:span text:style-name="T4"/></text:p>
            <text:p><text:span text:style-name="T4">And a condition requires: a variable and some test on it that would result in True or False.</text:span></text:p>
            <text:p><text:span text:style-name="T4"/></text:p>
            <text:p><text:span text:style-name="T4">Generally:</text:span></text:p>
            <text:p text:style-name="P6"><text:span text:style-name="T4">We let our variable to start with something like: i = 1</text:span></text:p>
            <text:p text:style-name="P6"><text:span text:style-name="T4">We let our condition be something like: i &lt; 10</text:span></text:p>
            <text:p text:style-name="P6"><text:span text:style-name="T4"/></text:p>
            <text:p><text:span text:style-name="T6">Printing first ten natural numbers</text:span></text:p>
            <text:p><text:span text:style-name="T4"/></text:p>
            <text:p><text:span text:style-name="T4">For 10 natural numbers</text:span></text:p>
            <text:p><text:span text:style-name="T4">Let: i = 1</text:span></text:p>
            <text:p><text:span text:style-name="T4">Condition: i &lt;= 10</text:span></text:p>
            <text:p><text:span text:style-name="T4"/></text:p>
            <text:p><text:span text:style-name="T4">Third thing is modification of variable used in the condition above.</text:span></text:p>
            <text:p><text:span text:style-name="T4">i += 1</text:span></text:p>
          </draw:text-box>
        </draw:frame>
        <draw:frame draw:style-name="gr13" draw:text-style-name="P2" draw:layer="layout" svg:width="9.5cm" svg:height="3.838cm" svg:x="18cm" svg:y="2.162cm">
          <draw:text-box>
            <text:p>Three steps described here are:</text:p>
            <text:p>1. initialization</text:p>
            <text:p>2. condition</text:p>
            <text:p>3. cha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>
          <draw:text-box>
            <text:p>Infinite Loop</text:p>
          </draw:text-box>
        </draw:frame>
        <draw:frame draw:style-name="gr7" draw:text-style-name="P11" draw:layer="layout" svg:width="25cm" svg:height="6.65cm" svg:x="1cm" svg:y="2.5cm">
          <draw:text-box>
            <text:p>You can create infinite loop by manipulating these three steps of a while loop:</text:p>
            <text:p text:style-name="P6"/>
            <text:p text:style-name="P6">1. initialization</text:p>
            <text:p text:style-name="P6">2. condition</text:p>
            <text:p text:style-name="P6">3. change</text:p>
            <text:p/>
            <text:p><text:span text:style-name="T7">while (True):</text:span></text:p>
            <text:p><text:span text:style-name="T7"><text:tab/></text:span><text:span text:style-name="T7"># Do something infinite number of tim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layer="layout" svg:width="26cm" svg:height="1.328cm" svg:x="1cm" svg:y="0.5cm" presentation:class="title" presentation:placeholder="true">
          <draw:text-box/>
        </draw:frame>
        <draw:frame draw:style-name="gr14" draw:text-style-name="P11" draw:layer="layout" svg:width="15.5cm" svg:height="3.806cm" svg:x="1.5cm" svg:y="3cm">
          <draw:text-box>
            <text:p>Break: breaks out of the normal flow of the code</text:p>
            <text:p/>
            <text:p>Continue: it skips the current iteration on encountering this keyword and continues with the next iteration.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3T18:55:11.426314231</meta:creation-date>
    <meta:editing-duration>PT1H34M4S</meta:editing-duration>
    <meta:editing-cycles>58</meta:editing-cycles>
    <meta:generator>LibreOffice/7.3.7.2$Linux_X86_64 LibreOffice_project/30$Build-2</meta:generator>
    <dc:title>Blue Curve</dc:title>
    <dc:date>2023-06-16T20:15:18.782042701</dc:date>
    <meta:document-statistic meta:object-count="89"/>
  </office:meta>
</office:document-meta>
</file>